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L1">
      <style:text-properties style:text-underline-style="none"/>
    </style:style>
    <style:style style:name="P4" style:family="paragraph" style:parent-style-name="Standard" style:list-style-name="L2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eOnline</text:p>
      <text:p text:style-name="P1"/>
      <text:p text:style-name="P2">Simply compiles and runs any code that you type into the editor. No tutorials or instructions, test whatever code you like.</text:p>
      <text:p text:style-name="P1"/>
      <text:p text:style-name="P1">Advantages:</text:p>
      <text:p text:style-name="P1"/>
      <text:list xml:id="list496212992" text:style-name="L2">
        <text:list-item>
          <text:p text:style-name="P4">Simple, clean interface.</text:p>
        </text:list-item>
        <text:list-item>
          <text:p text:style-name="P4">Like the separation of the coding section and the info section.</text:p>
        </text:list-item>
        <text:list-item>
          <text:p text:style-name="P4">Can clearly see the result of running your program</text:p>
        </text:list-item>
        <text:list-item>
          <text:p text:style-name="P4">Can select any language you want – not restricted.</text:p>
        </text:list-item>
        <text:list-item>
          <text:p text:style-name="P4">Can chosoe which editor you would like to use to edit your code</text:p>
        </text:list-item>
        <text:list-item>
          <text:p text:style-name="P4">Very accessible – can do from all? Browsers, no need to download.</text:p>
        </text:list-item>
        <text:list-item>
          <text:p text:style-name="P4">Simple for someone who has never used it. </text:p>
        </text:list-item>
        <text:list-item>
          <text:p text:style-name="P4">Can make the editor full screen which is useful if you have lots of code.</text:p>
        </text:list-item>
      </text:list>
      <text:p text:style-name="P1"/>
      <text:p text:style-name="P1">Disadvantages:</text:p>
      <text:p text:style-name="P1"/>
      <text:list xml:id="list1427685274" text:style-name="L1">
        <text:list-item>
          <text:p text:style-name="P3">The compile and run button is not so clear.</text:p>
        </text:list-item>
        <text:list-item>
          <text:p text:style-name="P3">Once you compile and run your program the information disappears and cant get it back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e Kearns</meta:initial-creator>
    <meta:creation-date>2013-10-07T13:25:30</meta:creation-date>
    <dc:date>2013-10-07T13:33:05</dc:date>
    <dc:creator>Nicole Kearns</dc:creator>
    <meta:editing-duration>PT7M37S</meta:editing-duration>
    <meta:editing-cycles>4</meta:editing-cycles>
    <meta:generator>LibreOffice/3.4$Unix LibreOffice_project/340m1$Build-502</meta:generator>
    <meta:document-statistic meta:table-count="0" meta:image-count="0" meta:object-count="0" meta:page-count="1" meta:paragraph-count="14" meta:word-count="138" meta:character-count="731" meta:non-whitespace-character-count="615"/>
  </office:meta>
</office:document-meta>
</file>